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MAIN_5f_POIN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Roboto" fo:font-size="12pt" fo:letter-spacing="normal" fo:font-style="italic" style:text-underline-style="none" fo:font-weight="normal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07cm" text:min-label-width="0.863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77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24cm" text:min-label-width="0.846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24cm" text:min-label-width="0.846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4cm" text:min-label-width="0.846cm"/>
        <style:text-properties style:font-name="Roboto" fo:color="#66666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24cm" text:min-label-width="0.846cm"/>
        <style:text-properties fo:color="#666666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24cm" text:min-label-width="0.846cm"/>
        <style:text-properties style:font-name="Roboto" fo:color="#66666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666666" fo:font-size="100%"/>
      </text:list-level-style-bullet>
      <text:list-level-style-bullet text:level="3" text:bullet-char="■">
        <style:list-level-properties text:space-before="2.964cm" text:min-label-width="0.846cm"/>
        <style:text-properties style:font-name="Roboto" fo:color="#6666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Revisão Sistemática</text:span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user-transformed="true">
          <draw:text-box>
            <text:p text:style-name="P1"><text:span text:style-name="T2">Classificação de mosquitos utilizando transference learning e visão computacional</text:span></text:p>
          </draw:text-box>
        </draw:frame>
        <draw:frame draw:name="Google Shape;66;p13" presentation:style-name="pr2" draw:text-style-name="P3" draw:layer="layout" svg:width="11.784cm" svg:height="2.05cm" svg:x="13.012cm" svg:y="11.503cm" presentation:class="subtitle" presentation:user-transformed="true">
          <draw:text-box>
            <text:p text:style-name="P1"><text:span text:style-name="T2">João Carlos Pandolfi Santana</text:span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71;p14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3">Índice</text:span></text:p>
          </draw:text-box>
        </draw:frame>
        <draw:frame draw:name="Google Shape;72;p14" presentation:style-name="pr5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6"><text:span text:style-name="T4">Introdução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8"><text:span text:style-name="T4">Proposta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Discussão 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Conclusão</text:span></text:p>
              </text:list-item>
            </text:list>
          </draw:text-box>
        </draw:frame>
        <presentation:notes draw:style-name="dp2">
          <draw:page-thumbnail draw:name="Google Shape;68;g4940858590_0_57:notes" draw:style-name="gr1" draw:layer="layout" svg:width="16.932cm" svg:height="9.524cm" svg:x="1.059cm" svg:y="1.905cm" draw:page-number="2" presentation:class="page"/>
          <draw:frame draw:name="Google Shape;69;g4940858590_0_5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TITLE_5f_AND_5f_TWO_5f_COLUMNS" presentation:presentation-page-layout-name="AL3T3">
        <draw:frame draw:name="Google Shape;77;p15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Introdução</text:span></text:p>
          </draw:text-box>
        </draw:frame>
        <draw:frame draw:name="Google Shape;78;p15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0"><text:span text:style-name="T4"/></text:p>
            <text:p text:style-name="P11"><text:span text:style-name="T4">Computação</text:span></text:p>
            <text:list text:style-name="L4">
              <text:list-item>
                <text:p text:style-name="P8"><text:span text:style-name="T4">Segmentação semântica</text:span></text:p>
              </text:list-item>
              <text:list-item>
                <text:p text:style-name="P10"><text:span text:style-name="T4">Machine Learning</text:span></text:p>
              </text:list-item>
              <text:list-item>
                <text:p text:style-name="P10"><text:span text:style-name="T4">Redes Neurais</text:span></text:p>
              </text:list-item>
              <text:list-item>
                <text:p text:style-name="P10"><text:span text:style-name="T4">Transference learning</text:span></text:p>
              </text:list-item>
            </text:list>
            <text:p text:style-name="P12"><text:span text:style-name="T4"/></text:p>
          </draw:text-box>
        </draw:frame>
        <draw:frame draw:name="Google Shape;79;p15" presentation:style-name="pr8" draw:text-style-name="P9" draw:layer="layout" svg:width="11.11cm" svg:height="8.544cm" svg:x="13.423cm" svg:y="4.183cm" presentation:class="outline" presentation:user-transformed="true">
          <draw:text-box>
            <text:p text:style-name="P10"><text:span text:style-name="T4"/></text:p>
            <text:p text:style-name="P11"><text:span text:style-name="T4">Problema</text:span></text:p>
            <text:list text:style-name="L4">
              <text:list-item>
                <text:p text:style-name="P8"><text:span text:style-name="T4">Identificação do inseto</text:span></text:p>
              </text:list-item>
              <text:list-item>
                <text:p text:style-name="P10"><text:span text:style-name="T4">Classificação da espécie</text:span></text:p>
              </text:list-item>
            </text:list>
          </draw:text-box>
        </draw:frame>
        <presentation:notes draw:style-name="dp2">
          <draw:page-thumbnail draw:name="Google Shape;74;g4940858590_0_62:notes" draw:style-name="gr1" draw:layer="layout" svg:width="16.932cm" svg:height="9.524cm" svg:x="1.059cm" svg:y="1.905cm" draw:page-number="3" presentation:class="page"/>
          <draw:frame draw:name="Google Shape;75;g4940858590_0_6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" draw:style-name="dp1" draw:master-page-name="TITLE_5f_AND_5f_TWO_5f_COLUMNS" presentation:presentation-page-layout-name="AL3T3">
        <draw:frame draw:name="Google Shape;84;p16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Proposta</text:span></text:p>
          </draw:text-box>
        </draw:frame>
        <draw:frame draw:name="Google Shape;85;p16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Problema</text:span></text:p>
              </text:list-item>
            </text:list>
          </draw:text-box>
        </draw:frame>
        <draw:frame draw:name="Google Shape;86;p16" presentation:style-name="pr8" draw:text-style-name="P9" draw:layer="layout" svg:width="11.11cm" svg:height="8.544cm" svg:x="13.423cm" svg:y="4.183cm" presentation:class="outline" presentation:user-transformed="true">
          <draw:text-box>
            <text:p text:style-name="P10"><text:span text:style-name="T4"/></text:p>
            <text:p text:style-name="P8"><text:span text:style-name="T4"/></text:p>
            <text:p text:style-name="P8"><text:span text:style-name="T4"/></text:p>
            <text:p text:style-name="P15"><text:span text:style-name="T4">Identificar espécies de mosquito através de imagens</text:span></text:p>
          </draw:text-box>
        </draw:frame>
        <presentation:notes draw:style-name="dp2">
          <draw:page-thumbnail draw:name="Google Shape;81;g4940858590_0_70:notes" draw:style-name="gr1" draw:layer="layout" svg:width="16.932cm" svg:height="9.524cm" svg:x="1.059cm" svg:y="1.905cm" draw:page-number="4" presentation:class="page"/>
          <draw:frame draw:name="Google Shape;82;g4940858590_0_7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" draw:style-name="dp1" draw:master-page-name="TITLE_5f_AND_5f_TWO_5f_COLUMNS" presentation:presentation-page-layout-name="AL3T3">
        <draw:frame draw:name="Google Shape;91;p17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Proposta</text:span></text:p>
          </draw:text-box>
        </draw:frame>
        <draw:frame draw:name="Google Shape;92;p17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Objetivos</text:span></text:p>
              </text:list-item>
            </text:list>
          </draw:text-box>
        </draw:frame>
        <draw:frame draw:name="Google Shape;93;p17" presentation:style-name="pr8" draw:text-style-name="P9" draw:layer="layout" svg:width="11.11cm" svg:height="8.544cm" svg:x="13.423cm" svg:y="4.183cm" presentation:class="outline" presentation:user-transformed="true">
          <draw:text-box>
            <text:list text:style-name="L4">
              <text:list-item>
                <text:p text:style-name="P6"><text:span text:style-name="T4">Encontrar trabalhos correlatos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8"><text:span text:style-name="T4">Encontrar trabalhos que sirvam de base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8"><text:span text:style-name="T4">Adquirir ferramental validado em pesquisas parecidas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Entender melhor sobre o problema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name="Google Shape;88;g4940858590_0_82:notes" draw:style-name="gr1" draw:layer="layout" svg:width="16.932cm" svg:height="9.524cm" svg:x="1.059cm" svg:y="1.905cm" draw:page-number="5" presentation:class="page"/>
          <draw:frame draw:name="Google Shape;89;g4940858590_0_8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" draw:style-name="dp1" draw:master-page-name="TITLE_5f_AND_5f_TWO_5f_COLUMNS" presentation:presentation-page-layout-name="AL3T3">
        <draw:frame draw:name="Google Shape;98;p18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Proposta</text:span></text:p>
          </draw:text-box>
        </draw:frame>
        <draw:frame draw:name="Google Shape;99;p18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Hipótese</text:span></text:p>
              </text:list-item>
            </text:list>
          </draw:text-box>
        </draw:frame>
        <draw:frame draw:name="Google Shape;100;p18" presentation:style-name="pr8" draw:text-style-name="P9" draw:layer="layout" svg:width="11.11cm" svg:height="8.544cm" svg:x="13.423cm" svg:y="4.183cm" presentation:class="outline" presentation:user-transformed="true">
          <draw:text-box>
            <text:p text:style-name="P13"><text:span text:style-name="T4"/></text:p>
            <text:p text:style-name="P7"><text:span text:style-name="T4"/></text:p>
            <text:list text:style-name="L4">
              <text:list-item>
                <text:p text:style-name="P8"><text:span text:style-name="T4">Não existem muitos trabalhos correlatos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8"><text:span text:style-name="T4">Maior parte da literatura voltada a problemas não computacionais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name="Google Shape;95;g4940858590_0_88:notes" draw:style-name="gr1" draw:layer="layout" svg:width="16.932cm" svg:height="9.524cm" svg:x="1.059cm" svg:y="1.905cm" draw:page-number="6" presentation:class="page"/>
          <draw:frame draw:name="Google Shape;96;g4940858590_0_8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" draw:style-name="dp1" draw:master-page-name="TITLE_5f_AND_5f_TWO_5f_COLUMNS" presentation:presentation-page-layout-name="AL3T3">
        <draw:frame draw:name="Google Shape;105;p19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Proposta</text:span></text:p>
          </draw:text-box>
        </draw:frame>
        <draw:frame draw:name="Google Shape;106;p19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Métodos</text:span></text:p>
              </text:list-item>
            </text:list>
          </draw:text-box>
        </draw:frame>
        <draw:frame draw:name="Google Shape;107;p19" presentation:style-name="pr8" draw:text-style-name="P9" draw:layer="layout" svg:width="11.11cm" svg:height="8.544cm" svg:x="13.423cm" svg:y="4.183cm" presentation:class="outline" presentation:user-transformed="true">
          <draw:text-box>
            <text:p text:style-name="P10"><text:span text:style-name="T4"/></text:p>
            <text:list text:style-name="L4">
              <text:list-item>
                <text:p text:style-name="P8"><text:span text:style-name="T4">Buscar trabalhos correlatos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8"><text:span text:style-name="T4">Buscar material de referência em processamento de imagem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Buscar material de referência em morfologia estrutural dos insetos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name="Google Shape;102;g4940858590_0_94:notes" draw:style-name="gr1" draw:layer="layout" svg:width="16.932cm" svg:height="9.524cm" svg:x="1.059cm" svg:y="1.905cm" draw:page-number="7" presentation:class="page"/>
          <draw:frame draw:name="Google Shape;103;g4940858590_0_9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" draw:style-name="dp1" draw:master-page-name="TITLE_5f_AND_5f_TWO_5f_COLUMNS" presentation:presentation-page-layout-name="AL3T3">
        <draw:frame draw:name="Google Shape;112;p20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Proposta</text:span></text:p>
          </draw:text-box>
        </draw:frame>
        <draw:frame draw:name="Google Shape;113;p20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Métodos</text:span></text:p>
              </text:list-item>
            </text:list>
          </draw:text-box>
        </draw:frame>
        <draw:frame draw:name="Google Shape;114;p20" presentation:style-name="pr8" draw:text-style-name="P9" draw:layer="layout" svg:width="11.11cm" svg:height="8.544cm" svg:x="13.423cm" svg:y="4.183cm" presentation:class="outline" presentation:user-transformed="true">
          <draw:text-box>
            <text:p text:style-name="P10"><text:span text:style-name="T4"/></text:p>
            <text:list text:style-name="L4">
              <text:list-item>
                <text:p text:style-name="P8"><text:span text:style-name="T4">Utilizar ferramentas de pesquisa avançada em bases de publicação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8"><text:span text:style-name="T4">Filtrar resultado utilizando critérios de inclusão/exclusão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Utilizar buscador com string de buscas mais abrangentes para comparação de resultados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name="Google Shape;109;g4940858590_0_100:notes" draw:style-name="gr1" draw:layer="layout" svg:width="16.932cm" svg:height="9.524cm" svg:x="1.059cm" svg:y="1.905cm" draw:page-number="8" presentation:class="page"/>
          <draw:frame draw:name="Google Shape;110;g4940858590_0_10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ta" draw:style-name="dp1" draw:master-page-name="TITLE_5f_AND_5f_TWO_5f_COLUMNS" presentation:presentation-page-layout-name="AL3T3">
        <draw:frame draw:name="Google Shape;119;p21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Proposta</text:span></text:p>
          </draw:text-box>
        </draw:frame>
        <draw:frame draw:name="Google Shape;120;p21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Resultados esperados</text:span></text:p>
              </text:list-item>
            </text:list>
          </draw:text-box>
        </draw:frame>
        <draw:frame draw:name="Google Shape;121;p21" presentation:style-name="pr8" draw:text-style-name="P9" draw:layer="layout" svg:width="11.11cm" svg:height="8.544cm" svg:x="13.423cm" svg:y="4.183cm" presentation:class="outline" presentation:user-transformed="true">
          <draw:text-box>
            <text:list text:style-name="L4">
              <text:list-item>
                <text:p text:style-name="P6"><text:span text:style-name="T4">Bastante material sobre segmentação semântica, classificação de imagens e material relacionado a morfologia corporal de insetos.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8"><text:span text:style-name="T4">Material de referência em transference learning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Trabalhos correlatos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name="Google Shape;116;g4940858590_0_106:notes" draw:style-name="gr1" draw:layer="layout" svg:width="16.932cm" svg:height="9.524cm" svg:x="1.059cm" svg:y="1.905cm" draw:page-number="9" presentation:class="page"/>
          <draw:frame draw:name="Google Shape;117;g4940858590_0_10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" draw:style-name="dp1" draw:master-page-name="TITLE_5f_AND_5f_TWO_5f_COLUMNS" presentation:presentation-page-layout-name="AL3T3">
        <draw:frame draw:name="Google Shape;126;p22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Métodos</text:span></text:p>
          </draw:text-box>
        </draw:frame>
        <draw:frame draw:name="Google Shape;127;p22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Seleção das fontes de busca</text:span></text:p>
              </text:list-item>
            </text:list>
          </draw:text-box>
        </draw:frame>
        <draw:frame draw:name="Google Shape;128;p22" presentation:style-name="pr8" draw:text-style-name="P9" draw:layer="layout" svg:width="11.11cm" svg:height="6.427cm" svg:x="13.423cm" svg:y="4.183cm" presentation:class="outline" presentation:user-transformed="true">
          <draw:text-box>
            <text:list text:style-name="L4">
              <text:list-item>
                <text:p text:style-name="P6"><text:span text:style-name="T4">Base internacional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8"><text:span text:style-name="T4">Bases que tenham relação com computação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Base não categorizada (Google Scholar)</text:span></text:p>
              </text:list-item>
            </text:list>
            <text:p text:style-name="P16"><text:span text:style-name="T4"/></text:p>
          </draw:text-box>
        </draw:frame>
        <draw:custom-shape draw:name="Google Shape;129;p22" draw:style-name="gr2" draw:text-style-name="P18" draw:layer="layout" svg:width="5.383cm" svg:height="3cm" svg:x="10.87cm" svg:y="10.857cm">
          <text:list text:style-name="L7">
            <text:list-item>
              <text:p text:style-name="P17"><text:span text:style-name="T5">ACM Digital Library</text:span></text:p>
            </text:list-item>
            <text:list-item>
              <text:p text:style-name="P17"><text:span text:style-name="T5">El Compendex</text:span></text:p>
            </text:list-item>
            <text:list-item>
              <text:p text:style-name="P17"><text:span text:style-name="T5">IEEE Digital Library</text:span></text:p>
            </text:list-item>
            <text:list-item>
              <text:p text:style-name="P17"><text:span text:style-name="T5">ISI Web of Science</text:span></text:p>
            </text:list-item>
            <text:list-item>
              <text:p text:style-name="P17"><text:span text:style-name="T5">Science@Direct</text:span></text:p>
            </text:list-item>
            <text:list-item>
              <text:p text:style-name="P17"><text:span text:style-name="T5">Scopus</text:span></text:p>
            </text:list-item>
            <text:list-item>
              <text:p text:style-name="P17"><text:span text:style-name="T5">Spring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2" draw:style-name="gr2" draw:text-style-name="P18" draw:layer="layout" svg:width="5.383cm" svg:height="3cm" svg:x="18.861cm" svg:y="10.857cm">
          <text:p text:style-name="P19"><text:span text:style-name="T5">Ferramentas:</text:span></text:p>
          <text:p text:style-name="P19"><text:span text:style-name="T5"/></text:p>
          <text:list text:style-name="L7">
            <text:list-item>
              <text:p text:style-name="P1"><text:span text:style-name="T5">Parsifal</text:span></text:p>
            </text:list-item>
            <text:list-item>
              <text:p text:style-name="P1"><text:span text:style-name="T5">Google Schola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4940858590_0_112:notes" draw:style-name="gr1" draw:layer="layout" svg:width="16.932cm" svg:height="9.524cm" svg:x="1.059cm" svg:y="1.905cm" draw:page-number="10" presentation:class="page"/>
          <draw:frame draw:name="Google Shape;124;g4940858590_0_11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" draw:style-name="dp1" draw:master-page-name="TITLE_5f_AND_5f_TWO_5f_COLUMNS" presentation:presentation-page-layout-name="AL3T3">
        <draw:frame draw:name="Google Shape;135;p23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Métodos</text:span></text:p>
          </draw:text-box>
        </draw:frame>
        <draw:frame draw:name="Google Shape;136;p23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Strings de busca</text:span></text:p>
              </text:list-item>
            </text:list>
          </draw:text-box>
        </draw:frame>
        <draw:frame draw:name="Google Shape;137;p23" presentation:style-name="pr8" draw:text-style-name="P9" draw:layer="layout" svg:width="11.11cm" svg:height="8.544cm" svg:x="13.423cm" svg:y="4.183cm" presentation:class="outline" presentation:user-transformed="true">
          <draw:text-box>
            <text:list text:style-name="L9">
              <text:list-item>
                <text:p text:style-name="P6"><text:span text:style-name="T6">"transference learning" </text:span><text:span text:style-name="T7">AND</text:span><text:span text:style-name="T6"> </text:span><text:span text:style-name="T7">(</text:span><text:span text:style-name="T6">"neural network" </text:span><text:span text:style-name="T7">OR</text:span><text:span text:style-name="T6"> "neural networks"</text:span><text:span text:style-name="T7">)</text:span><text:span text:style-name="T6"> </text:span><text:span text:style-name="T7">AND</text:span><text:span text:style-name="T6"> </text:span><text:span text:style-name="T7">(</text:span><text:span text:style-name="T6">mosquito </text:span><text:span text:style-name="T7">OR</text:span><text:span text:style-name="T6"> mosquitos </text:span><text:span text:style-name="T7">OR</text:span><text:span text:style-name="T6"> insect</text:span><text:span text:style-name="T7"> OR</text:span><text:span text:style-name="T6"> insects</text:span><text:span text:style-name="T7">)</text:span></text:p>
              </text:list-item>
              <text:list-item>
                <text:p text:style-name="P6"><text:span text:style-name="T6"><text:s/></text:span><text:span text:style-name="T7">(</text:span><text:span text:style-name="T6">"transference learning"</text:span><text:span text:style-name="T7"> OR </text:span><text:span text:style-name="T6">"machine learning"</text:span><text:span text:style-name="T7"> )</text:span><text:span text:style-name="T6"> </text:span><text:span text:style-name="T7">AND (</text:span><text:span text:style-name="T6">"mosquito"</text:span><text:span text:style-name="T7"> OR </text:span><text:span text:style-name="T6">"mosquito"</text:span><text:span text:style-name="T7">)</text:span></text:p>
              </text:list-item>
              <text:list-item>
                <text:p text:style-name="P6"><text:span text:style-name="T7">(</text:span><text:span text:style-name="T6">"classification" </text:span><text:span text:style-name="T7">) AND (</text:span><text:span text:style-name="T6">"mosquito"</text:span><text:span text:style-name="T7"> OR </text:span><text:span text:style-name="T6">"mosquito"</text:span><text:span text:style-name="T7">)</text:span></text:p>
              </text:list-item>
            </text:list>
            <text:p text:style-name="P7"><text:span text:style-name="T6"/></text:p>
            <text:list text:continue-numbering="true" text:style-name="L9">
              <text:list-item>
                <text:p text:style-name="P8"><text:span text:style-name="T7">("neural network" ) AND ("classification") AND ("mosquito" OR "mosquitos")</text:span></text:p>
              </text:list-item>
              <text:list-item>
                <text:p text:style-name="P10"><text:span text:style-name="T7">"transference" AND "learning" AND "machine"</text:span></text:p>
              </text:list-item>
            </text:list>
            <text:p text:style-name="P8"><text:span text:style-name="T7"/></text:p>
            <text:p text:style-name="P16"><text:span text:style-name="T7">Parsilfal</text:span></text:p>
          </draw:text-box>
        </draw:frame>
        <presentation:notes draw:style-name="dp2">
          <draw:page-thumbnail draw:name="Google Shape;132;g4940858590_0_133:notes" draw:style-name="gr1" draw:layer="layout" svg:width="16.932cm" svg:height="9.524cm" svg:x="1.059cm" svg:y="1.905cm" draw:page-number="11" presentation:class="page"/>
          <draw:frame draw:name="Google Shape;133;g4940858590_0_13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" draw:style-name="dp1" draw:master-page-name="TITLE_5f_AND_5f_TWO_5f_COLUMNS" presentation:presentation-page-layout-name="AL3T3">
        <draw:frame draw:name="Google Shape;142;p24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Métodos</text:span></text:p>
          </draw:text-box>
        </draw:frame>
        <draw:frame draw:name="Google Shape;143;p24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Strings de busca</text:span></text:p>
              </text:list-item>
            </text:list>
          </draw:text-box>
        </draw:frame>
        <draw:frame draw:name="Google Shape;144;p24" presentation:style-name="pr8" draw:text-style-name="P9" draw:layer="layout" svg:width="11.11cm" svg:height="8.544cm" svg:x="13.423cm" svg:y="4.183cm" presentation:class="outline" presentation:user-transformed="true">
          <draw:text-box>
            <text:list text:style-name="L9">
              <text:list-item>
                <text:p text:style-name="P6"><text:span text:style-name="T6">transference learning </text:span></text:p>
              </text:list-item>
              <text:list-item>
                <text:p text:style-name="P6"><text:span text:style-name="T6">transference learning machine</text:span></text:p>
              </text:list-item>
              <text:list-item>
                <text:p text:style-name="P6"><text:span text:style-name="T6">transductive learning machine</text:span></text:p>
              </text:list-item>
              <text:list-item>
                <text:p text:style-name="P6"><text:span text:style-name="T6">transductive learning on insects classification</text:span></text:p>
              </text:list-item>
              <text:list-item>
                <text:p text:style-name="P6"><text:span text:style-name="T6">Image mosquito classification</text:span></text:p>
              </text:list-item>
            </text:list>
            <text:p text:style-name="P8"><text:span text:style-name="T6"/></text:p>
            <text:list text:continue-numbering="true" text:style-name="L9">
              <text:list-item>
                <text:p text:style-name="P8"><text:span text:style-name="T7">transductive learning</text:span></text:p>
              </text:list-item>
            </text:list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16"><text:span text:style-name="T7">Google Scholar</text:span></text:p>
          </draw:text-box>
        </draw:frame>
        <presentation:notes draw:style-name="dp2">
          <draw:page-thumbnail draw:name="Google Shape;139;g4940858590_0_139:notes" draw:style-name="gr1" draw:layer="layout" svg:width="16.932cm" svg:height="9.524cm" svg:x="1.059cm" svg:y="1.905cm" draw:page-number="12" presentation:class="page"/>
          <draw:frame draw:name="Google Shape;140;g4940858590_0_13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" draw:style-name="dp1" draw:master-page-name="TITLE_5f_AND_5f_TWO_5f_COLUMNS" presentation:presentation-page-layout-name="AL3T3">
        <draw:frame draw:name="Google Shape;149;p25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Métodos</text:span></text:p>
          </draw:text-box>
        </draw:frame>
        <draw:frame draw:name="Google Shape;150;p25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Critérios de inclusão</text:span></text:p>
              </text:list-item>
            </text:list>
          </draw:text-box>
        </draw:frame>
        <draw:frame draw:name="Google Shape;151;p25" presentation:style-name="pr8" draw:text-style-name="P9" draw:layer="layout" svg:width="11.11cm" svg:height="8.544cm" svg:x="13.423cm" svg:y="4.183cm" presentation:class="outline" presentation:user-transformed="true">
          <draw:text-box>
            <text:list text:style-name="L9">
              <text:list-item>
                <text:p text:style-name="P6"><text:span text:style-name="T6">Conter as palavras chave</text:span></text:p>
              </text:list-item>
            </text:list>
            <text:p text:style-name="P7"><text:span text:style-name="T6"/></text:p>
            <text:list text:continue-numbering="true" text:style-name="L9">
              <text:list-item>
                <text:p text:style-name="P8"><text:span text:style-name="T6">Ser relacionado com: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6">Machine Learning</text:span></text:p>
                  </text:list-item>
                  <text:list-item>
                    <text:p text:style-name="P10"><text:span text:style-name="T6">Transference Learning</text:span></text:p>
                  </text:list-item>
                  <text:list-item>
                    <text:p text:style-name="P10"><text:span text:style-name="T6">Transductive Learning</text:span></text:p>
                  </text:list-item>
                  <text:list-item>
                    <text:p text:style-name="P10"><text:span text:style-name="T6">Image processing</text:span></text:p>
                  </text:list-item>
                  <text:list-item>
                    <text:p text:style-name="P10"><text:span text:style-name="T6">Image classification</text:span></text:p>
                  </text:list-item>
                  <text:list-item>
                    <text:p text:style-name="P10"><text:span text:style-name="T6">Mosquito image classification</text:span></text:p>
                  </text:list-item>
                  <text:list-item>
                    <text:p text:style-name="P10"><text:span text:style-name="T6">Insect image classification</text:span></text:p>
                  </text:list-item>
                </text:list>
              </text:list-item>
            </text:list>
            <text:p text:style-name="P16"><text:span text:style-name="T7"/></text:p>
          </draw:text-box>
        </draw:frame>
        <presentation:notes draw:style-name="dp2">
          <draw:page-thumbnail draw:name="Google Shape;146;g4940858590_0_145:notes" draw:style-name="gr1" draw:layer="layout" svg:width="16.932cm" svg:height="9.524cm" svg:x="1.059cm" svg:y="1.905cm" draw:page-number="13" presentation:class="page"/>
          <draw:frame draw:name="Google Shape;147;g4940858590_0_14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" draw:style-name="dp1" draw:master-page-name="TITLE_5f_AND_5f_TWO_5f_COLUMNS" presentation:presentation-page-layout-name="AL3T3">
        <draw:frame draw:name="Google Shape;156;p26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Métodos</text:span></text:p>
          </draw:text-box>
        </draw:frame>
        <draw:frame draw:name="Google Shape;157;p26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Critérios de exclusão</text:span></text:p>
              </text:list-item>
            </text:list>
          </draw:text-box>
        </draw:frame>
        <draw:frame draw:name="Google Shape;158;p26" presentation:style-name="pr8" draw:text-style-name="P9" draw:layer="layout" svg:width="11.11cm" svg:height="8.544cm" svg:x="13.423cm" svg:y="4.183cm" presentation:class="outline" presentation:user-transformed="true">
          <draw:text-box>
            <text:p text:style-name="P10"><text:span text:style-name="T6"/></text:p>
            <text:p text:style-name="P8"><text:span text:style-name="T6"/></text:p>
            <text:list text:style-name="L9">
              <text:list-item>
                <text:p text:style-name="P8"><text:span text:style-name="T6">Fugir do tema de pesquisa</text:span></text:p>
              </text:list-item>
              <text:list-item>
                <text:p text:style-name="P10"><text:span text:style-name="T6">Não abranger sistemas de informação</text:span></text:p>
              </text:list-item>
              <text:list-item>
                <text:p text:style-name="P10"><text:span text:style-name="T6">Não utilizar machine learning</text:span></text:p>
              </text:list-item>
              <text:list-item>
                <text:p text:style-name="P10"><text:span text:style-name="T6">Não ter acesso ao </text:span><text:span text:style-name="T8">pdf</text:span></text:p>
              </text:list-item>
            </text:list>
          </draw:text-box>
        </draw:frame>
        <presentation:notes draw:style-name="dp2">
          <draw:page-thumbnail draw:name="Google Shape;153;g4940858590_0_151:notes" draw:style-name="gr1" draw:layer="layout" svg:width="16.932cm" svg:height="9.524cm" svg:x="1.059cm" svg:y="1.905cm" draw:page-number="14" presentation:class="page"/>
          <draw:frame draw:name="Google Shape;154;g4940858590_0_15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" draw:style-name="dp1" draw:master-page-name="TITLE_5f_AND_5f_TWO_5f_COLUMNS" presentation:presentation-page-layout-name="AL3T3">
        <draw:frame draw:name="Google Shape;163;p27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Métodos</text:span></text:p>
          </draw:text-box>
        </draw:frame>
        <draw:frame draw:name="Google Shape;164;p27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Estratégia para seleção</text:span></text:p>
              </text:list-item>
            </text:list>
          </draw:text-box>
        </draw:frame>
        <draw:frame draw:name="Google Shape;165;p27" presentation:style-name="pr8" draw:text-style-name="P9" draw:layer="layout" svg:width="11.11cm" svg:height="8.544cm" svg:x="13.423cm" svg:y="4.183cm" presentation:class="outline" presentation:user-transformed="true">
          <draw:text-box>
            <text:p text:style-name="P10"><text:span text:style-name="T6"/></text:p>
            <text:p text:style-name="P8"><text:span text:style-name="T6"/></text:p>
            <text:list text:style-name="L9">
              <text:list-item>
                <text:p text:style-name="P8"><text:span text:style-name="T6">Filtro pelo título</text:span></text:p>
              </text:list-item>
              <text:list-item>
                <text:p text:style-name="P10"><text:span text:style-name="T6">Filtro pelo abstract</text:span></text:p>
              </text:list-item>
              <text:list-item>
                <text:p text:style-name="P10"><text:span text:style-name="T6">Leitura do artigo</text:span></text:p>
              </text:list-item>
              <text:list-item>
                <text:p text:style-name="P10"><text:span text:style-name="T6">Utilização do Google Scholar</text:span></text:p>
              </text:list-item>
              <text:list-item>
                <text:p text:style-name="P10"><text:span text:style-name="T6">Label indicativa de importância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6">Importância - Média</text:span></text:p>
                  </text:list-item>
                  <text:list-item>
                    <text:p text:style-name="P10"><text:span text:style-name="T6">Importância - Alta</text:span></text:p>
                  </text:list-item>
                  <text:list-item>
                    <text:p text:style-name="P10"><text:span text:style-name="T6">Importância - Muito Alta</text:span></text:p>
                  </text:list-item>
                  <text:list-item>
                    <text:p text:style-name="P10"><text:span text:style-name="T6">Material de apo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0;g4940858590_0_157:notes" draw:style-name="gr1" draw:layer="layout" svg:width="16.932cm" svg:height="9.524cm" svg:x="1.059cm" svg:y="1.905cm" draw:page-number="15" presentation:class="page"/>
          <draw:frame draw:name="Google Shape;161;g4940858590_0_15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" draw:style-name="dp1" draw:master-page-name="TITLE_5f_AND_5f_TWO_5f_COLUMNS" presentation:presentation-page-layout-name="AL3T3">
        <draw:frame draw:name="Google Shape;170;p28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Métodos</text:span></text:p>
          </draw:text-box>
        </draw:frame>
        <draw:frame draw:name="Google Shape;171;p28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Avaliação de qualidade</text:span></text:p>
              </text:list-item>
            </text:list>
          </draw:text-box>
        </draw:frame>
        <draw:frame draw:name="Google Shape;172;p28" presentation:style-name="pr8" draw:text-style-name="P9" draw:layer="layout" svg:width="11.11cm" svg:height="8.544cm" svg:x="13.423cm" svg:y="4.183cm" presentation:class="outline" presentation:user-transformed="true">
          <draw:text-box>
            <text:p text:style-name="P10"><text:span text:style-name="T6"/></text:p>
            <text:p text:style-name="P8"><text:span text:style-name="T6"/></text:p>
            <text:list text:style-name="L9">
              <text:list-item>
                <text:p text:style-name="P8"><text:span text:style-name="T6">Quantidade de citações</text:span></text:p>
              </text:list-item>
              <text:list-item>
                <text:p text:style-name="P10"><text:span text:style-name="T6">Correlação com o conteúdo da pesquisa</text:span></text:p>
              </text:list-item>
              <text:list-item>
                <text:p text:style-name="P10"><text:span text:style-name="T6">Profundidade da pesquisa</text:span></text:p>
              </text:list-item>
              <text:list-item>
                <text:p text:style-name="P10"><text:span text:style-name="T6">Ferramentas utilizadas parecidas com a que pretendo usar</text:span></text:p>
              </text:list-item>
              <text:list-item>
                <text:p text:style-name="P10"><text:span text:style-name="T6">Bons resultados*</text:span></text:p>
              </text:list-item>
              <text:list-item>
                <text:p text:style-name="P10"><text:span text:style-name="T6">Tipo de publicação</text:span></text:p>
              </text:list-item>
              <text:list-item>
                <text:p text:style-name="P10"><text:span text:style-name="T6">Citação por artigo relevante</text:span></text:p>
              </text:list-item>
            </text:list>
          </draw:text-box>
        </draw:frame>
        <presentation:notes draw:style-name="dp2">
          <draw:page-thumbnail draw:name="Google Shape;167;g4940858590_0_163:notes" draw:style-name="gr1" draw:layer="layout" svg:width="16.932cm" svg:height="9.524cm" svg:x="1.059cm" svg:y="1.905cm" draw:page-number="16" presentation:class="page"/>
          <draw:frame draw:name="Google Shape;168;g4940858590_0_16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" draw:style-name="dp1" draw:master-page-name="TITLE_5f_AND_5f_TWO_5f_COLUMNS" presentation:presentation-page-layout-name="AL3T3">
        <draw:frame draw:name="Google Shape;177;p29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Métodos</text:span></text:p>
          </draw:text-box>
        </draw:frame>
        <draw:frame draw:name="Google Shape;178;p29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Desvio do protocolo</text:span></text:p>
              </text:list-item>
            </text:list>
          </draw:text-box>
        </draw:frame>
        <draw:frame draw:name="Google Shape;179;p29" presentation:style-name="pr8" draw:text-style-name="P9" draw:layer="layout" svg:width="11.11cm" svg:height="8.544cm" svg:x="13.423cm" svg:y="4.183cm" presentation:class="outline" presentation:user-transformed="true">
          <draw:text-box>
            <text:p text:style-name="P10"><text:span text:style-name="T6"/></text:p>
            <text:p text:style-name="P8"><text:span text:style-name="T6"/></text:p>
            <text:list text:style-name="L9">
              <text:list-item>
                <text:p text:style-name="P8"><text:span text:style-name="T6">Machine Learning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6">Muitos artigos relacionado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0"><text:span text:style-name="T6">Pedi direcionamento a especialistas</text:span></text:p>
                      </text:list-item>
                      <text:list-item>
                        <text:p text:style-name="P10"><text:span text:style-name="T6">Parti de citações dos artigos que receb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4;g4940858590_0_169:notes" draw:style-name="gr1" draw:layer="layout" svg:width="16.932cm" svg:height="9.524cm" svg:x="1.059cm" svg:y="1.905cm" draw:page-number="17" presentation:class="page"/>
          <draw:frame draw:name="Google Shape;175;g4940858590_0_169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" draw:style-name="dp1" draw:master-page-name="TITLE_5f_AND_5f_TWO_5f_COLUMNS" presentation:presentation-page-layout-name="AL3T3">
        <draw:frame draw:name="Google Shape;184;p30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Métodos</text:span></text:p>
          </draw:text-box>
        </draw:frame>
        <draw:frame draw:name="Google Shape;185;p30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Discussão</text:span></text:p>
              </text:list-item>
            </text:list>
          </draw:text-box>
        </draw:frame>
        <draw:frame draw:name="Google Shape;186;p30" presentation:style-name="pr8" draw:text-style-name="P9" draw:layer="layout" svg:width="11.11cm" svg:height="8.544cm" svg:x="13.423cm" svg:y="4.183cm" presentation:class="outline" presentation:user-transformed="true">
          <draw:text-box>
            <text:p text:style-name="P10"><text:span text:style-name="T6"/></text:p>
            <text:list text:style-name="L9">
              <text:list-item>
                <text:p text:style-name="P8"><text:span text:style-name="T6">Mais difícil do que pareceu no início</text:span></text:p>
              </text:list-item>
              <text:list-item>
                <text:p text:style-name="P10"><text:span text:style-name="T6">Strings de busca retornando muito resultado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6">Mais seletiva pegou 535 artigos</text:span></text:p>
                  </text:list-item>
                </text:list>
              </text:list-item>
              <text:list-item>
                <text:p text:style-name="P10"><text:span text:style-name="T6">Muito material fora do escopo</text:span></text:p>
              </text:list-item>
              <text:list-item>
                <text:p text:style-name="P10"><text:span text:style-name="T6">Computação</text:span></text:p>
                <text:list>
                  <text:list-item>
                    <text:p text:style-name="P10"><text:span text:style-name="T6">Bastante material bom</text:span></text:p>
                  </text:list-item>
                  <text:list-item>
                    <text:p text:style-name="P10"><text:span text:style-name="T6">Realmente muito material</text:span></text:p>
                  </text:list-item>
                </text:list>
              </text:list-item>
              <text:list-item>
                <text:p text:style-name="P10"><text:span text:style-name="T6">Trabalhos altamente correlatos</text:span></text:p>
                <text:list>
                  <text:list-item>
                    <text:p text:style-name="P10"><text:span text:style-name="T6">Apresentam proposta muito parecida ou igual</text:span></text:p>
                  </text:list-item>
                </text:list>
              </text:list-item>
              <text:list-item>
                <text:p text:style-name="P10"><text:span text:style-name="T6">Bastante material de estrutura corporal de insetos</text:span></text:p>
              </text:list-item>
            </text:list>
            <text:p text:style-name="P8"><text:span text:style-name="T6"/></text:p>
            <text:p text:style-name="P16"><text:span text:style-name="T6"/></text:p>
          </draw:text-box>
        </draw:frame>
        <presentation:notes draw:style-name="dp2">
          <draw:page-thumbnail draw:name="Google Shape;181;g4940858590_0_175:notes" draw:style-name="gr1" draw:layer="layout" svg:width="16.932cm" svg:height="9.524cm" svg:x="1.059cm" svg:y="1.905cm" draw:page-number="18" presentation:class="page"/>
          <draw:frame draw:name="Google Shape;182;g4940858590_0_17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" draw:style-name="dp1" draw:master-page-name="TITLE_5f_AND_5f_TWO_5f_COLUMNS" presentation:presentation-page-layout-name="AL3T3">
        <draw:frame draw:name="Google Shape;191;p31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Métodos</text:span></text:p>
          </draw:text-box>
        </draw:frame>
        <draw:frame draw:name="Google Shape;192;p31" presentation:style-name="pr8" draw:text-style-name="P9" draw:layer="layout" svg:width="11.11cm" svg:height="8.544cm" svg:x="0.866cm" svg:y="4.183cm" presentation:class="outline" presentation:user-transformed="true">
          <draw:text-box>
            <text:p text:style-name="P13"><text:span text:style-name="T4"/></text:p>
            <text:p text:style-name="P8"><text:span text:style-name="T4"/></text:p>
            <text:p text:style-name="P8"><text:span text:style-name="T4"/></text:p>
            <text:list text:style-name="L4">
              <text:list-item>
                <text:p text:style-name="P14"><text:span text:style-name="T4">Conclusão</text:span></text:p>
              </text:list-item>
            </text:list>
          </draw:text-box>
        </draw:frame>
        <draw:frame draw:name="Google Shape;193;p31" presentation:style-name="pr8" draw:text-style-name="P9" draw:layer="layout" svg:width="11.11cm" svg:height="8.544cm" svg:x="13.423cm" svg:y="4.183cm" presentation:class="outline" presentation:user-transformed="true">
          <draw:text-box>
            <text:p text:style-name="P10"><text:span text:style-name="T6"/></text:p>
            <text:p text:style-name="P8"><text:span text:style-name="T6"/></text:p>
            <text:list text:style-name="L9">
              <text:list-item>
                <text:p text:style-name="P8"><text:span text:style-name="T6">Existem trabalhos que propuseram a mesma coisa que o meu, porém não englobam todo o escopo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6">Servirão como ponto de partida e base de pesquisa</text:span></text:p>
                  </text:list-item>
                </text:list>
              </text:list-item>
              <text:list-item>
                <text:p text:style-name="P10"><text:span text:style-name="T6">Redes neurais é uma ferramenta amplamente utilizada e recomendada para visão computacional.</text:span></text:p>
              </text:list-item>
            </text:list>
            <text:p text:style-name="P8"><text:span text:style-name="T6"/></text:p>
            <text:p text:style-name="P16"><text:span text:style-name="T6"/></text:p>
          </draw:text-box>
        </draw:frame>
        <presentation:notes draw:style-name="dp2">
          <draw:page-thumbnail draw:name="Google Shape;188;g4940858590_0_181:notes" draw:style-name="gr1" draw:layer="layout" svg:width="16.932cm" svg:height="9.524cm" svg:x="1.059cm" svg:y="1.905cm" draw:page-number="19" presentation:class="page"/>
          <draw:frame draw:name="Google Shape;189;g4940858590_0_18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guntas?" draw:style-name="dp1" draw:master-page-name="TITLE_5f_AND_5f_BODY" presentation:presentation-page-layout-name="AL2T1">
        <draw:frame draw:name="Google Shape;198;p32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3">Perguntas?</text:span></text:p>
          </draw:text-box>
        </draw:frame>
        <draw:frame draw:name="Google Shape;199;p32" presentation:style-name="pr26" draw:text-style-name="P20" draw:layer="layout" svg:width="11.572cm" svg:height="11.384cm" svg:x="12.902cm" svg:y="1.391cm" presentation:class="outline" presentation:placeholder="true" presentation:user-transformed="true">
          <draw:text-box/>
        </draw:frame>
        <presentation:notes draw:style-name="dp2">
          <draw:page-thumbnail draw:name="Google Shape;195;g4940858590_0_187:notes" draw:style-name="gr1" draw:layer="layout" svg:width="16.932cm" svg:height="9.524cm" svg:x="1.059cm" svg:y="1.905cm" draw:page-number="20" presentation:class="page"/>
          <draw:frame draw:name="Google Shape;196;g4940858590_0_187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" draw:style-name="dp1" draw:master-page-name="MAIN_5f_POINT">
        <draw:frame draw:name="Google Shape;204;p33" presentation:style-name="pr28" draw:text-style-name="P2" draw:layer="layout" svg:width="17.354cm" svg:height="9.85cm" svg:x="0.866cm" svg:y="2.218cm" presentation:class="title" presentation:user-transformed="true">
          <draw:text-box>
            <text:p text:style-name="P1"><text:span text:style-name="T1">Obrigado!</text:span></text:p>
          </draw:text-box>
        </draw:frame>
        <presentation:notes draw:style-name="dp2">
          <draw:page-thumbnail draw:name="Google Shape;201;g4940858590_0_193:notes" draw:style-name="gr1" draw:layer="layout" svg:width="16.932cm" svg:height="9.524cm" svg:x="1.059cm" svg:y="1.905cm" draw:page-number="21" presentation:class="page"/>
          <draw:frame draw:name="Google Shape;202;g4940858590_0_193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de3da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ede3d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002f4a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7;p5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5" presentation:style-name="TITLE_5f_AND_5f_TWO_5f_COLUMNS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8.544cm" svg:x="0.866cm" svg:y="4.183cm" presentation:class="outline" presentation:placeholder="true" presentation:user-transformed="true">
        <draw:text-box/>
      </draw:frame>
      <draw:frame draw:name="Google Shape;30;p5" presentation:style-name="TITLE_5f_AND_5f_TWO_5f_COLUMNS-outline1" draw:layer="backgroundobjects" svg:width="11.11cm" svg:height="8.544cm" svg:x="13.423cm" svg:y="4.183cm" presentation:class="outline" presentation:placeholder="true" presentation:user-transformed="true">
        <draw:text-box/>
      </draw:frame>
      <draw:frame draw:name="Google Shape;31;p5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frame draw:name="Google Shape;42;p8" presentation:style-name="MAIN_5f_POINT-title" draw:layer="backgroundobjects" svg:width="17.354cm" svg:height="9.85cm" svg:x="0.866cm" svg:y="2.218cm" presentation:class="title" presentation:placeholder="true" presentation:user-transformed="true">
        <draw:text-box/>
      </draw:frame>
      <draw:frame draw:name="Google Shape;43;p8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4"/>
    <meta:generator>LibreOfficeDev/6.0.5.2$Linux_X86_64 LibreOffice_project/</meta:generator>
  </office:meta>
</office:document-meta>
</file>